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English</text:p>
          </table:table-cell>
          <table:table-cell office:value-type="string" table:style-name="ce1">
            <text:p>Mean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nostic</text:p>
          </table:table-cell>
          <table:table-cell office:value-type="string" table:style-name="ce1">
            <text:p>(noun) someone who does not know, or believes that it is impossible to know, if god exists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imism</text:p>
          </table:table-cell>
          <table:table-cell office:value-type="string" table:style-name="ce1">
            <text:p>(noun) the belief that all natural things, such as plants, animals, rocks, and thunder, have spirits and can influence human events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heist</text:p>
          </table:table-cell>
          <table:table-cell office:value-type="string" table:style-name="ce1">
            <text:p>(noun) someone who does not believe in any God or go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 inclined to</text:p>
          </table:table-cell>
          <table:table-cell office:value-type="string" table:style-name="ce1">
            <text:p>(adj) likely or wanting to do someth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template</text:p>
          </table:table-cell>
          <table:table-cell office:value-type="string" table:style-name="ce1">
            <text:p>(verb) to spend time considering a possible future action, or to consider one particular thing for a long time in a serious and quiet wa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ify</text:p>
          </table:table-cell>
          <table:table-cell office:value-type="string" table:style-name="ce1">
            <text:p>(verb) to make someone or something into a god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clesiastical</text:p>
          </table:table-cell>
          <table:table-cell office:value-type="string" table:style-name="ce1">
            <text:p>(adj) belonging to or connected with the Christian relig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alt</text:p>
          </table:table-cell>
          <table:table-cell office:value-type="string" table:style-name="ce1">
            <text:p>(verb) to raise someone to a higer rank or more powerful posi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ious</text:p>
          </table:table-cell>
          <table:table-cell office:value-type="string" table:style-name="ce1">
            <text:p>(adj) strongly believing in religion, and living in a way that shows this belie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crifice</text:p>
          </table:table-cell>
          <table:table-cell office:value-type="string" table:style-name="ce1">
            <text:p>(verb) to give up something that is valuable to you inorder to help another person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Victor Castro</dc:creator>
    <meta:creation-date>2018-08-09T12:24:39Z</meta:creation-date>
    <dc:date>2018-09-28T12:46:51Z</dc:date>
    <meta:editing-cycles>7</meta:editing-cycles>
    <meta:editing-duration>PT2755S</meta:editing-duration>
  </office:meta>
</office:document-meta>
</file>